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4071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2.393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2.96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3" table:number-columns-repeated="101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experimental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chi</text:p>
          </table:table-cell>
          <table:table-cell table:style-name="ce1" office:value-type="string" calcext:value-type="string">
            <text:p>diag_mod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esolution</text:p>
          </table:table-cell>
          <table:table-cell table:style-name="ce1" office:value-type="string" calcext:value-type="string">
            <text:p>cell line</text:p>
          </table:table-cell>
          <table:table-cell table:style-name="ce1" office:value-type="string" calcext:value-type="string">
            <text:p>Comments</text:p>
          </table:table-cell>
          <table:table-cell table:style-name="ce11"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_27_2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[-1, 1], [1, 0]</text:p>
          </table:table-cell>
          <table:table-cell table:number-columns-repeated="5"/>
          <table:table-cell office:value-type="string" calcext:value-type="string">
            <text:p>max diag chi = 0.1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11_03_21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[-1, 2, -1, 1.5], [2, -1, -1, -0.5], [-1, -1, -1, 1.5],[1.5, -0.5, 1.5, -1]</text:p>
          </table:table-cell>
          <table:table-cell table:style-name="ce10" table:number-columns-repeated="3"/>
          <table:table-cell/>
          <table:table-cell table:style-name="ce10"/>
          <table:table-cell table:style-name="ce10" office:value-type="string" calcext:value-type="string">
            <text:p>nonlinear system of k=3</text:p>
          </table:table-cell>
          <table:table-cell table:style-name="ce10" table:number-columns-repeated="1013"/>
          <table:table-cell/>
        </table:table-row>
        <table:table-row table:style-name="ro1">
          <table:table-cell office:value-type="string" calcext:value-type="string">
            <text:p>12_12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_29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5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1, 1]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0" office:value-type="string" calcext:value-type="string">
            <text:p>nonlinear system of k=4 (seed 29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1-2-3-4</text:p>
          </table:table-cell>
          <table:table-cell table:style-name="ce10"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26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2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2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_20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4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8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21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5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6_2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7_23_v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1_23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02_04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2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8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4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0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imr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1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3_23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v2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_22_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3_23</text:p>
          </table:table-cell>
          <table:table-cell table:number-columns-repeated="3"/>
          <table:table-cell office:value-type="string" calcext:value-type="string">
            <text:p>max_ent_poly3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9_23</text:p>
          </table:table-cell>
          <table:table-cell table:number-columns-repeated="3"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4_23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5_2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 no gm128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6_2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7_23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9_23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gm1287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04_10_23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2" office:value-type="float" office:value="1024" calcext:value-type="float">
            <text:p>1024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4_28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5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23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28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05_31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table:style-name="ce5" office:value-type="string" calcext:value-type="string">
            <text:p>06_05_23</text:p>
          </table:table-cell>
          <table:table-cell table:style-name="ce5"/>
          <table:table-cell table:style-name="ce7"/>
          <table:table-cell table:style-name="ce5"/>
          <table:table-cell table:style-name="ce5" office:value-type="string" calcext:value-type="string">
            <text:p>max_ent_poly6_log_v2_grid</text:p>
          </table:table-cell>
          <table:table-cell table:style-name="ce5"/>
          <table:table-cell table:style-name="ce5" office:value-type="float" office:value="1024" calcext:value-type="float">
            <text:p>1024</text:p>
          </table:table-cell>
          <table:table-cell table:style-name="ce7"/>
          <table:table-cell table:style-name="ce5" table:number-columns-repeated="2"/>
          <table:table-cell table:style-name="ce7" table:number-columns-repeated="1014"/>
        </table:table-row>
        <table:table-row table:style-name="ro1">
          <table:table-cell table:style-name="ce12" office:value-type="string" calcext:value-type="string">
            <text:p>06_29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8_17_23</text:p>
          </table:table-cell>
          <table:table-cell table:number-columns-repeated="3"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A1:Sheet1.J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date-style style:name="N157">
      <number:month/>
      <number:text>/</number:text>
      <number:day/>
      <number:text>/</number:text>
      <number:year number:style="long"/>
    </number:date-style>
    <number:currency-style style:name="N15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0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time-style style:name="N131">
      <number:hours/>
      <number:text>:</number:text>
      <number:minutes number:style="long"/>
      <number:text> </number:text>
      <number:am-pm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time-style style:name="N122">
      <number:hours/>
      <number:text>:</number:text>
      <number:minutes number:style="long"/>
    </number:tim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date-style style:name="N121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21:23:45</meta:creation-date>
    <meta:initial-creator>Eric Schultz</meta:initial-creator>
    <dc:language>en-US</dc:language>
    <dc:date>2023-09-28T10:35:09.499354412</dc:date>
    <meta:editing-cycles>29</meta:editing-cycles>
    <meta:editing-duration>P40DT15H40M26S</meta:editing-duration>
    <meta:generator>LibreOffice/7.3.7.2$Linux_X86_64 LibreOffice_project/30$Build-2</meta:generator>
    <meta:document-statistic meta:table-count="1" meta:cell-count="166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